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180000008914F24E32C4571800.png" manifest:media-type="image/png"/>
  <manifest:file-entry manifest:full-path="Pictures/100002010000051500000093500F84E0DCF2DC8F.png" manifest:media-type="image/png"/>
  <manifest:file-entry manifest:full-path="Pictures/100002010000051C000000933438CF45D8AC7B7D.png" manifest:media-type="image/png"/>
  <manifest:file-entry manifest:full-path="Pictures/10000201000005190000008F27880898DB3C98FB.png" manifest:media-type="image/png"/>
  <manifest:file-entry manifest:full-path="Pictures/1000000000000421000000B8F7E6F4C1541AE82D.jpg" manifest:media-type="image/jpeg"/>
  <manifest:file-entry manifest:full-path="Pictures/1000020100000520000000970DF5020237A8DF3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outline1">
      <style:graphic-properties fo:min-height="2.649cm"/>
    </style:style>
    <style:style style:name="pr7" style:family="presentation" style:parent-style-name="Blue_5f_Curve1-notes">
      <style:graphic-properties draw:fill-color="#ffffff" fo:min-height="13.364cm"/>
    </style:style>
    <style:style style:name="pr8" style:family="presentation" style:parent-style-name="Blue_5f_Curve1-outline1">
      <style:graphic-properties fo:min-height="11.929cm"/>
    </style:style>
    <style:style style:name="pr9" style:family="presentation" style:parent-style-name="Blue_5f_Curve1-title">
      <style:graphic-properties fo:min-height="1.771cm"/>
    </style:style>
    <style:style style:name="pr10" style:family="presentation" style:parent-style-name="Blue_5f_Curve1-outline1">
      <style:graphic-properties draw:fit-to-size="shrink-to-fit" style:shrink-to-fit="true" fo:min-height="11.929cm"/>
    </style:style>
    <style:style style:name="pr11" style:family="presentation" style:parent-style-name="Blue_5f_Curve1-subtitle">
      <style:graphic-properties draw:fill-color="#ffffff" fo:min-height="8.21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">
        <office:forms form:automatic-focus="false" form:apply-design-mode="false"/>
        <draw:frame presentation:style-name="pr1" draw:layer="layout" svg:width="25.199cm" svg:height="3.506cm" svg:x="0cm" svg:y="6.503cm" presentation:class="title">
          <draw:text-box>
            <text:p>Heliallika tüübi tuvastamine</text:p>
          </draw:text-box>
        </draw:frame>
        <draw:frame presentation:style-name="Blue_5f_Curve-outline1" draw:text-style-name="P1" draw:layer="layout" svg:width="25.199cm" svg:height="5.826cm" svg:x="1.4cm" svg:y="11.267cm" presentation:class="outline">
          <draw:text-box>
            <text:list text:style-name="L2">
              <text:list-header>
                <text:p text:style-name="P1">Margo Sall</text:p>
                <text:p text:style-name="P1">Kaido Siimer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1T1">
        <office:forms form:automatic-focus="false" form:apply-design-mode="false"/>
        <draw:frame presentation:style-name="pr3" draw:layer="layout" svg:width="25.199cm" svg:height="1.771cm" svg:x="1.4cm" svg:y="0.837cm" presentation:class="title" presentation:user-transformed="true">
          <draw:text-box>
            <text:p>Täidetud ülesande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TOS uurimine </text:p>
              </text:list-item>
              <text:list-item>
                <text:p>I2S striimi vea silumine (signaal korras)</text:p>
              </text:list-item>
              <text:list-item>
                <text:p>Sõrmejälgede algoritmide uurimine/valimine (MFCC)</text:p>
              </text:list-item>
              <text:list-item>
                <text:p>Erineva pikkusega signaalide võrdlus (DTW)</text:p>
              </text:list-item>
              <text:list-item>
                <text:p>Simulatsioonid python-is</text:p>
              </text:list-item>
              <text:list-item>
                <text:p>Algoritmide realisatsioon C-s (alustatud)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1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“Sõrmejäljed”</text:p>
          </draw:text-box>
        </draw:frame>
        <draw:frame presentation:style-name="pr6" draw:layer="layout" svg:width="25.199cm" svg:height="2.899cm" svg:x="1.27cm" svg:y="3.451cm" presentation:class="outline" presentation:user-transformed="true">
          <draw:text-box>
            <text:list text:style-name="L2">
              <text:list-item>
                <text:p>Jooksev vesi</text:p>
                <text:p/>
                <text:p/>
              </text:list-item>
              <text:list-item>
                <text:p>Saumikser</text:p>
                <text:p/>
                <text:p/>
              </text:list-item>
              <text:list-item>
                <text:p>Hummeri mootor</text:p>
                <text:p/>
                <text:p/>
              </text:list-item>
            </text:list>
          </draw:text-box>
        </draw:frame>
        <draw:frame draw:style-name="gr2" draw:text-style-name="P1" draw:layer="layout" svg:width="24.892cm" svg:height="2.864cm" svg:x="1.577cm" svg:y="5.01cm">
          <draw:image xlink:href="Pictures/1000020100000520000000970DF5020237A8DF3E.png" xlink:type="simple" xlink:show="embed" xlink:actuate="onLoad">
            <text:p/>
          </draw:image>
        </draw:frame>
        <draw:frame draw:style-name="gr2" draw:text-style-name="P1" draw:layer="layout" svg:width="25.053cm" svg:height="2.814cm" svg:x="1.363cm" svg:y="10.026cm">
          <draw:image xlink:href="Pictures/100002010000051C000000933438CF45D8AC7B7D.png" xlink:type="simple" xlink:show="embed" xlink:actuate="onLoad">
            <text:p/>
          </draw:image>
        </draw:frame>
        <draw:frame draw:style-name="gr2" draw:text-style-name="P1" draw:layer="layout" svg:width="24.638cm" svg:height="2.782cm" svg:x="1.524cm" svg:y="15.38cm">
          <draw:image xlink:href="Pictures/100002010000051500000093500F84E0DCF2DC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1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Jooksva vee signaali võrdlus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0-1 sekund</text:p>
                <text:p/>
                <text:p/>
              </text:list-item>
              <text:list-item>
                <text:p>1-2 sekund</text:p>
                <text:p/>
                <text:p/>
                <text:p/>
              </text:list-item>
            </text:list>
          </draw:text-box>
        </draw:frame>
        <draw:frame draw:style-name="gr2" draw:text-style-name="P1" draw:layer="layout" svg:width="25.654cm" svg:height="2.81cm" svg:x="1.524cm" svg:y="6.096cm">
          <draw:image xlink:href="Pictures/10000201000005190000008F27880898DB3C98FB.png" xlink:type="simple" xlink:show="embed" xlink:actuate="onLoad">
            <text:p/>
          </draw:image>
        </draw:frame>
        <draw:frame draw:style-name="gr2" draw:text-style-name="P1" draw:layer="layout" svg:width="24.288cm" svg:height="2.55cm" svg:x="1.72cm" svg:y="11.684cm">
          <draw:image xlink:href="Pictures/10000201000005180000008914F24E32C457180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1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Sõrmejälgede kauguse võrdlu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Vesi 0-1 sekund vs 1-2 sekund: 7935.9</text:p>
              </text:list-item>
              <text:list-item>
                <text:p>Vesi vs blender: 11748.8</text:p>
              </text:list-item>
              <text:list-item>
                <text:p>Vesi vs 27394.6, 0.0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1T1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Järgmise kahe nädala plaan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goritmide realisatsioon C-s </text:p>
              </text:list-item>
              <text:list-item>
                <text:p>Akustiliste sõrmejälgede salvestamine SD kaardile/RAM-i</text:p>
              </text:list-item>
              <text:list-item>
                <text:p>Esmane katsetus reaalselt riistvar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1T1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Üldine projekti kava</text:p>
          </draw:text-box>
        </draw:frame>
        <draw:frame presentation:style-name="pr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1-2. Planeerimine/tellimine</text:p>
              </text:list-item>
              <text:list-item>
                <text:p>3-4. IDF/ADF integreerimine</text:p>
              </text:list-item>
              <text:list-item>
                <text:p>5-6. Riistvara testimine, signaal kuvamine</text:p>
              </text:list-item>
              <text:list-item>
                <text:p><text:span text:style-name="T1">7-8. Siluri ülesseadmine, salvestus vigade silumine</text:span></text:p>
              </text:list-item>
              <text:list-item>
                <text:p><text:span text:style-name="T2">9-10. “Sõrmejälgede” salvestamine, filtreerimine</text:span></text:p>
              </text:list-item>
              <text:list-item>
                <text:p>11-12. Faasi tuvastus, korrelatsioon</text:p>
              </text:list-item>
              <text:list-item>
                <text:p>13-14. Teekide ning “sõrmejälgede” täiendamine</text:p>
              </text:list-item>
              <text:list-item>
                <text:p>15-16. Viimane kohendamine ja lõpp testimin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32">
        <draw:frame presentation:style-name="pr9" draw:layer="layout" svg:width="25.199cm" svg:height="1.771cm" svg:x="1.471cm" svg:y="0.762cm" presentation:class="title" presentation:user-transformed="true">
          <draw:text-box>
            <text:p><text:s/></text:p>
          </draw:text-box>
        </draw:frame>
        <draw:frame presentation:style-name="pr11" draw:text-style-name="P2" draw:layer="layout" svg:width="25.199cm" svg:height="8.213cm" svg:x="1.725cm" svg:y="3.81cm" presentation:class="subtitle" presentation:user-transformed="true">
          <draw:text-box>
            <text:p>Täname kuulamast!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7T17:59:58.111952932</meta:creation-date>
    <meta:editing-duration>PT1H33M47S</meta:editing-duration>
    <meta:editing-cycles>18</meta:editing-cycles>
    <meta:generator>LibreOffice/6.0.7.3$Linux_X86_64 LibreOffice_project/00m0$Build-3</meta:generator>
    <dc:title>Blue Curve</dc:title>
    <dc:date>2019-11-05T13:15:35.008606420</dc:date>
    <meta:document-statistic meta:object-count="72"/>
  </office:meta>
</office:document-meta>
</file>